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3" table:default-cell-style-name="Default"/>
        <table:table-column table:style-name="co2" table:number-columns-repeated="2" table:default-cell-style-name="ce1"/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392167" calcext:value-type="float">
            <text:p>3.392167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7.315254" calcext:value-type="float">
            <text:p>7.31525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739043" calcext:value-type="float">
            <text:p>3.73904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7.225702" calcext:value-type="float">
            <text:p>7.22570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923151" calcext:value-type="float">
            <text:p>3.923151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7.351697" calcext:value-type="float">
            <text:p>7.35169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947977" calcext:value-type="float">
            <text:p>3.947977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6.015429" calcext:value-type="float">
            <text:p>6.01542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952427" calcext:value-type="float">
            <text:p>3.952427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6.507586" calcext:value-type="float">
            <text:p>6.50758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4.012696" calcext:value-type="float">
            <text:p>4.01269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7.252215" calcext:value-type="float">
            <text:p>7.25221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679752" calcext:value-type="float">
            <text:p>3.679752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7.414467" calcext:value-type="float">
            <text:p>7.41446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636714" calcext:value-type="float">
            <text:p>3.63671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.340664" calcext:value-type="float">
            <text:p>2.34066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.971628" calcext:value-type="float">
            <text:p>2.971628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5.649658" calcext:value-type="float">
            <text:p>5.649658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42892" calcext:value-type="float">
            <text:p>3.42892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4.235579" calcext:value-type="float">
            <text:p>4.23557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278339" calcext:value-type="float">
            <text:p>3.278339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3.850509" calcext:value-type="float">
            <text:p>3.85050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305963" calcext:value-type="float">
            <text:p>3.30596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4.831717" calcext:value-type="float">
            <text:p>4.83171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417574" calcext:value-type="float">
            <text:p>3.41757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7.452574" calcext:value-type="float">
            <text:p>7.45257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318846" calcext:value-type="float">
            <text:p>3.31884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7.445925" calcext:value-type="float">
            <text:p>7.44592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469827" calcext:value-type="float">
            <text:p>3.469827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6.613645" calcext:value-type="float">
            <text:p>6.61364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.424279" calcext:value-type="float">
            <text:p>2.424279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6.305812" calcext:value-type="float">
            <text:p>6.30581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41114" calcext:value-type="float">
            <text:p>3.41114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5.258972" calcext:value-type="float">
            <text:p>5.25897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385954" calcext:value-type="float">
            <text:p>3.38595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7.172151" calcext:value-type="float">
            <text:p>7.17215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1345" calcext:value-type="float">
            <text:p>3.13450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7.477079" calcext:value-type="float">
            <text:p>7.47707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309365" calcext:value-type="float">
            <text:p>3.309365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7.157759" calcext:value-type="float">
            <text:p>7.15775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.876238" calcext:value-type="float">
            <text:p>2.876238</text:p>
          </table:table-cell>
          <table:table-cell table:formula="of:=AVERAGE([.C1:.C21])" office:value-type="float" office:value="3.42935714285714" calcext:value-type="float">
            <text:p>3.429357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5.487015" calcext:value-type="float">
            <text:p>5.487015</text:p>
          </table:table-cell>
          <table:table-cell table:formula="of:=AVERAGE([.H1:.H21])" office:value-type="float" office:value="6.20768614285714" calcext:value-type="float">
            <text:p>6.20768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896081" calcext:value-type="float">
            <text:p>2.896081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4.356439" calcext:value-type="float">
            <text:p>4.35643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90724" calcext:value-type="float">
            <text:p>2.90724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5.199248" calcext:value-type="float">
            <text:p>5.199248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766024" calcext:value-type="float">
            <text:p>2.76602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5.053899" calcext:value-type="float">
            <text:p>5.05389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.294708" calcext:value-type="float">
            <text:p>3.294708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4.731505" calcext:value-type="float">
            <text:p>4.73150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.104708" calcext:value-type="float">
            <text:p>3.104708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5.332763" calcext:value-type="float">
            <text:p>5.33276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.389654" calcext:value-type="float">
            <text:p>3.38965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5.220938" calcext:value-type="float">
            <text:p>5.220938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364647" calcext:value-type="float">
            <text:p>2.364647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5.242903" calcext:value-type="float">
            <text:p>5.24290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211039" calcext:value-type="float">
            <text:p>2.211039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5.200045" calcext:value-type="float">
            <text:p>5.20004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584561" calcext:value-type="float">
            <text:p>2.584561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3.787731" calcext:value-type="float">
            <text:p>3.78773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.83846" calcext:value-type="float">
            <text:p>1.83846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4.382618" calcext:value-type="float">
            <text:p>4.382618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798026" calcext:value-type="float">
            <text:p>2.79802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3.633189" calcext:value-type="float">
            <text:p>3.63318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.838786" calcext:value-type="float">
            <text:p>1.83878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4.098957" calcext:value-type="float">
            <text:p>4.09895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438043" calcext:value-type="float">
            <text:p>2.43804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3.963215" calcext:value-type="float">
            <text:p>3.96321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298282" calcext:value-type="float">
            <text:p>2.298282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4.12756" calcext:value-type="float">
            <text:p>4.12756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698803" calcext:value-type="float">
            <text:p>2.69880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3.858955" calcext:value-type="float">
            <text:p>3.85895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528869" calcext:value-type="float">
            <text:p>2.528869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4.277349" calcext:value-type="float">
            <text:p>4.27734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.136658" calcext:value-type="float">
            <text:p>3.136658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4.414499" calcext:value-type="float">
            <text:p>4.41449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.051138" calcext:value-type="float">
            <text:p>3.051138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4.290408" calcext:value-type="float">
            <text:p>4.290408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3.146295" calcext:value-type="float">
            <text:p>3.146295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4.309708" calcext:value-type="float">
            <text:p>4.309708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76924" calcext:value-type="float">
            <text:p>2.76924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4.255465" calcext:value-type="float">
            <text:p>4.25546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937427" calcext:value-type="float">
            <text:p>2.937427</text:p>
          </table:table-cell>
          <table:table-cell table:formula="of:=AVERAGE([.C23:.C43])" office:value-type="float" office:value="2.71422328571429" calcext:value-type="float">
            <text:p>2.71422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3.706061" calcext:value-type="float">
            <text:p>3.706061</text:p>
          </table:table-cell>
          <table:table-cell table:formula="of:=AVERAGE([.H23:.H43])" office:value-type="float" office:value="4.44968833333333" calcext:value-type="float">
            <text:p>4.44968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508127" calcext:value-type="float">
            <text:p>2.508127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788108" calcext:value-type="float">
            <text:p>3.788108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203266" calcext:value-type="float">
            <text:p>2.20326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563977" calcext:value-type="float">
            <text:p>3.56397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.943892" calcext:value-type="float">
            <text:p>1.943892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812077" calcext:value-type="float">
            <text:p>3.81207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308635" calcext:value-type="float">
            <text:p>2.308635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960319" calcext:value-type="float">
            <text:p>3.96031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390314" calcext:value-type="float">
            <text:p>2.39031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362962" calcext:value-type="float">
            <text:p>3.36296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499139" calcext:value-type="float">
            <text:p>2.499139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.919675" calcext:value-type="float">
            <text:p>2.91967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323401" calcext:value-type="float">
            <text:p>2.323401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513656" calcext:value-type="float">
            <text:p>3.51365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36693" calcext:value-type="float">
            <text:p>2.36693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455216" calcext:value-type="float">
            <text:p>3.45521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.93328" calcext:value-type="float">
            <text:p>1.93328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707585" calcext:value-type="float">
            <text:p>3.70758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215719" calcext:value-type="float">
            <text:p>2.215719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646156" calcext:value-type="float">
            <text:p>3.64615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218246" calcext:value-type="float">
            <text:p>2.21824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52765" calcext:value-type="float">
            <text:p>3.52765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415765" calcext:value-type="float">
            <text:p>2.415765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035185" calcext:value-type="float">
            <text:p>3.03518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134152" calcext:value-type="float">
            <text:p>2.134152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155132" calcext:value-type="float">
            <text:p>3.15513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.73885" calcext:value-type="float">
            <text:p>1.73885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057959" calcext:value-type="float">
            <text:p>3.05795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.589465" calcext:value-type="float">
            <text:p>1.589465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.998322" calcext:value-type="float">
            <text:p>2.99832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38737" calcext:value-type="float">
            <text:p>2.38737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211576" calcext:value-type="float">
            <text:p>3.21157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334595" calcext:value-type="float">
            <text:p>2.334595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630331" calcext:value-type="float">
            <text:p>3.63033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358653" calcext:value-type="float">
            <text:p>2.35865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.002054" calcext:value-type="float">
            <text:p>4.00205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41301" calcext:value-type="float">
            <text:p>2.41301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183175" calcext:value-type="float">
            <text:p>3.18317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413571" calcext:value-type="float">
            <text:p>2.413571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912921" calcext:value-type="float">
            <text:p>3.91292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.417752" calcext:value-type="float">
            <text:p>2.417752</text:p>
          </table:table-cell>
          <table:table-cell table:formula="of:=AVERAGE([.C45:.C65])" office:value-type="float" office:value="2.24353009523809" calcext:value-type="float">
            <text:p>2.243530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05574" calcext:value-type="float">
            <text:p>3.055740</text:p>
          </table:table-cell>
          <table:table-cell table:formula="of:=AVERAGE([.H45:.H65])" office:value-type="float" office:value="3.45237028571429" calcext:value-type="float">
            <text:p>3.452370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449141" calcext:value-type="float">
            <text:p>1.449141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565582" calcext:value-type="float">
            <text:p>3.56558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464355" calcext:value-type="float">
            <text:p>1.464355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.944311" calcext:value-type="float">
            <text:p>2.94431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466659" calcext:value-type="float">
            <text:p>1.466659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.97586" calcext:value-type="float">
            <text:p>2.97586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468461" calcext:value-type="float">
            <text:p>1.468461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.51054" calcext:value-type="float">
            <text:p>2.51054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465331" calcext:value-type="float">
            <text:p>1.465331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.747341" calcext:value-type="float">
            <text:p>2.74734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475575" calcext:value-type="float">
            <text:p>1.475575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.649428" calcext:value-type="float">
            <text:p>2.649428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497796" calcext:value-type="float">
            <text:p>1.49779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.660773" calcext:value-type="float">
            <text:p>2.66077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486336" calcext:value-type="float">
            <text:p>1.48633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.552653" calcext:value-type="float">
            <text:p>2.55265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483173" calcext:value-type="float">
            <text:p>1.48317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283906" calcext:value-type="float">
            <text:p>3.28390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277041" calcext:value-type="float">
            <text:p>1.277041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083344" calcext:value-type="float">
            <text:p>3.08334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285343" calcext:value-type="float">
            <text:p>1.28534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158214" calcext:value-type="float">
            <text:p>3.15821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302643" calcext:value-type="float">
            <text:p>1.30264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249007" calcext:value-type="float">
            <text:p>3.24900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373125" calcext:value-type="float">
            <text:p>1.373125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109685" calcext:value-type="float">
            <text:p>3.10968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326062" calcext:value-type="float">
            <text:p>1.326062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19801" calcext:value-type="float">
            <text:p>3.19801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210663" calcext:value-type="float">
            <text:p>1.21066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.913998" calcext:value-type="float">
            <text:p>2.913998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296996" calcext:value-type="float">
            <text:p>1.29699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123051" calcext:value-type="float">
            <text:p>3.12305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373437" calcext:value-type="float">
            <text:p>1.373437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089569" calcext:value-type="float">
            <text:p>3.08956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354404" calcext:value-type="float">
            <text:p>1.35440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006838" calcext:value-type="float">
            <text:p>3.006838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193468" calcext:value-type="float">
            <text:p>1.193468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291937" calcext:value-type="float">
            <text:p>3.29193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409975" calcext:value-type="float">
            <text:p>1.409975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400005" calcext:value-type="float">
            <text:p>3.40000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.475216" calcext:value-type="float">
            <text:p>1.475216</text:p>
          </table:table-cell>
          <table:table-cell table:formula="of:=AVERAGE([.C67:.C87])" office:value-type="float" office:value="1.38739047619048" calcext:value-type="float">
            <text:p>1.387390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168689" calcext:value-type="float">
            <text:p>3.168689</text:p>
          </table:table-cell>
          <table:table-cell table:formula="of:=AVERAGE([.H67:.H87])" office:value-type="float" office:value="3.03251147619048" calcext:value-type="float">
            <text:p>3.03251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number-rows-repeated="104848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7:52:22.4226436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meta:initial-creator>Scott Templer</meta:initial-creator>
    <meta:creation-date>2006-05-16T10:27:47</meta:creation-date>
    <dc:language>en-US</dc:language>
    <meta:editing-cycles>2</meta:editing-cycles>
    <meta:editing-duration>PT1M25S</meta:editing-duration>
    <dc:date>2020-05-14T17:53:48.108711983</dc:date>
    <meta:document-statistic meta:table-count="3" meta:cell-count="520" meta:object-count="0"/>
    <meta:user-defined meta:name="Info 1"/>
    <meta:user-defined meta:name="Info 2"/>
    <meta:user-defined meta:name="Info 3"/>
    <meta:user-defined meta:name="Info 4"/>
  </office:meta>
</office:document-meta>
</file>